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42e" officeooo:paragraph-rsid="0009342e"/>
    </style:style>
    <style:style style:name="P2" style:family="paragraph" style:parent-style-name="Standard">
      <style:text-properties officeooo:rsid="0009342e" officeooo:paragraph-rsid="000c405e"/>
    </style:style>
    <style:style style:name="P3" style:family="paragraph" style:parent-style-name="Standard">
      <style:text-properties officeooo:rsid="0009342e" officeooo:paragraph-rsid="000e5777"/>
    </style:style>
    <style:style style:name="P4" style:family="paragraph" style:parent-style-name="Standard">
      <style:text-properties officeooo:rsid="000d7b4a" officeooo:paragraph-rsid="000d7b4a"/>
    </style:style>
    <style:style style:name="T1" style:family="text">
      <style:text-properties officeooo:rsid="000a56dc"/>
    </style:style>
    <style:style style:name="T2" style:family="text">
      <style:text-properties officeooo:rsid="000e5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, Chris. Just completed my research on forecasting figures for your business. I have to say that the forecast accuracy is much better <text:span text:style-name="T2">than I expected</text:span>. In fact, from my perspective it works <text:span text:style-name="T2">just </text:span>like magic! </text:p>
      <text:p text:style-name="P1"/>
      <text:p text:style-name="P1">I generated a sample report and enclosed it to this message. For the sake of demo I excluded two last days from the available data. The report is generated solely on the basis of the data in the “Shop figures.xlsx” file, “Takings” worksheet. Here's how it works. </text:p>
      <text:p text:style-name="P1"/>
      <text:p text:style-name="P3">There are four slides in the report: the first is about current week (with respect to filled data in the Takings worksheet), the second is about the next week, the third slide is <text:span text:style-name="T2">a</text:span> long term weekly forecast (current quarter) and the last one is the forecast for the next quarter. On this slides there are three charts – customers, average spend and total income. The charts has 3 types of series: actual, initial_forecast and forecast. The difference between the last two is a subtle one. While forecast uses all the data available up-to-date to forecast the near future, initial_forecast is based solely on the data of the previous period. <text:span text:style-name="T1">E.g. consider a week starting on 2014-10-27 and assume today is 2014-10-30. In this case “initial_forecast” uses data before 2014-10-27 and forecasts the data from 2014-10-27 to 2014-11-01. “forecast”, on the other hand, uses all data up to 2014-10-30 and thus predicts the data till 2014-11-01 more carefully. The key thing why I made “initial_forecast” is that you can compare your actual data with the model prediction.</text:span></text:p>
      <text:p text:style-name="P2"/>
      <text:p text:style-name="P4">That's it! You can generate this reports on the daily basis after you install the software. To send you the installation instructions, I only need to know what operating system do you us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11-24T23:29:57.194614830</meta:creation-date>
    <dc:date>2014-11-25T00:07:33.807037570</dc:date>
    <dc:creator>alex </dc:creator>
    <meta:editing-duration>PT17M22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292" meta:character-count="1722" meta:non-whitespace-character-count="1431"/>
  </office:meta>
</office:document-meta>
</file>